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fo:language="es" fo:country="ES" officeooo:rsid="000d9b5b" officeooo:paragraph-rsid="000d9b5b" style:font-size-asian="10.5pt"/>
    </style:style>
    <style:style style:name="P2" style:family="paragraph" style:parent-style-name="Standard">
      <style:paragraph-properties fo:line-height="200%" fo:text-align="center" style:justify-single-word="false"/>
      <style:text-properties fo:language="es" fo:country="ES" officeooo:paragraph-rsid="000d9b5b" style:font-size-asian="10.5pt"/>
    </style:style>
    <style:style style:name="P3" style:family="paragraph" style:parent-style-name="Standard">
      <style:paragraph-properties fo:line-height="200%" fo:text-align="center" style:justify-single-word="false"/>
      <style:text-properties fo:language="es" fo:country="ES" officeooo:paragraph-rsid="00130f11" style:font-size-asian="10.5pt"/>
    </style:style>
    <style:style style:name="P4" style:family="paragraph" style:parent-style-name="Standard">
      <style:paragraph-properties fo:line-height="200%" fo:text-align="start" style:justify-single-word="false"/>
      <style:text-properties officeooo:paragraph-rsid="0048c0dd"/>
    </style:style>
    <style:style style:name="P5" style:family="paragraph" style:parent-style-name="Standard">
      <style:paragraph-properties fo:line-height="200%" fo:text-align="start" style:justify-single-word="false"/>
      <style:text-properties officeooo:paragraph-rsid="004c1070"/>
    </style:style>
    <style:style style:name="P6" style:family="paragraph" style:parent-style-name="Standard">
      <style:paragraph-properties fo:line-height="200%" fo:text-align="start" style:justify-single-word="false"/>
      <style:text-properties fo:language="es" fo:country="ES" officeooo:paragraph-rsid="004c1070" style:font-size-asian="10.5pt"/>
    </style:style>
    <style:style style:name="T1" style:family="text">
      <style:text-properties fo:language="es" fo:country="ES" officeooo:rsid="0013db50" style:font-size-asian="10.5pt"/>
    </style:style>
    <style:style style:name="T2" style:family="text">
      <style:text-properties fo:language="es" fo:country="ES" officeooo:rsid="00191c3f" style:font-size-asian="10.5pt"/>
    </style:style>
    <style:style style:name="T3" style:family="text">
      <style:text-properties fo:language="es" fo:country="ES" officeooo:rsid="00196b2f" style:font-size-asian="10.5pt"/>
    </style:style>
    <style:style style:name="T4" style:family="text">
      <style:text-properties fo:language="es" fo:country="ES" officeooo:rsid="001b5a24" style:font-size-asian="10.5pt"/>
    </style:style>
    <style:style style:name="T5" style:family="text">
      <style:text-properties fo:language="es" fo:country="ES" officeooo:rsid="001c5f34" style:font-size-asian="10.5pt"/>
    </style:style>
    <style:style style:name="T6" style:family="text">
      <style:text-properties fo:language="es" fo:country="ES" officeooo:rsid="001ea016" style:font-size-asian="10.5pt"/>
    </style:style>
    <style:style style:name="T7" style:family="text">
      <style:text-properties fo:language="es" fo:country="ES" officeooo:rsid="00201bb1" style:font-size-asian="10.5pt"/>
    </style:style>
    <style:style style:name="T8" style:family="text">
      <style:text-properties fo:language="es" fo:country="ES" officeooo:rsid="00219f0a" style:font-size-asian="10.5pt"/>
    </style:style>
    <style:style style:name="T9" style:family="text">
      <style:text-properties fo:language="es" fo:country="ES" officeooo:rsid="00248f45" style:font-size-asian="10.5pt"/>
    </style:style>
    <style:style style:name="T10" style:family="text">
      <style:text-properties fo:language="es" fo:country="ES" officeooo:rsid="0025d9a5" style:font-size-asian="10.5pt"/>
    </style:style>
    <style:style style:name="T11" style:family="text">
      <style:text-properties fo:language="es" fo:country="ES" officeooo:rsid="0026a339" style:font-size-asian="10.5pt"/>
    </style:style>
    <style:style style:name="T12" style:family="text">
      <style:text-properties fo:language="es" fo:country="ES" officeooo:rsid="002d9506" style:font-size-asian="10.5pt"/>
    </style:style>
    <style:style style:name="T13" style:family="text">
      <style:text-properties fo:language="es" fo:country="ES" officeooo:rsid="002f852d" style:font-size-asian="10.5pt"/>
    </style:style>
    <style:style style:name="T14" style:family="text">
      <style:text-properties fo:language="es" fo:country="ES" officeooo:rsid="00313e97" style:font-size-asian="10.5pt"/>
    </style:style>
    <style:style style:name="T15" style:family="text">
      <style:text-properties fo:language="es" fo:country="ES" officeooo:rsid="0032f080" style:font-size-asian="10.5pt"/>
    </style:style>
    <style:style style:name="T16" style:family="text">
      <style:text-properties fo:language="es" fo:country="ES" officeooo:rsid="0034d6c5" style:font-size-asian="10.5pt"/>
    </style:style>
    <style:style style:name="T17" style:family="text">
      <style:text-properties fo:language="es" fo:country="ES" officeooo:rsid="0036616e" style:font-size-asian="10.5pt"/>
    </style:style>
    <style:style style:name="T18" style:family="text">
      <style:text-properties fo:language="es" fo:country="ES" officeooo:rsid="00381083" style:font-size-asian="10.5pt"/>
    </style:style>
    <style:style style:name="T19" style:family="text">
      <style:text-properties fo:language="es" fo:country="ES" officeooo:rsid="0038b680" style:font-size-asian="10.5pt"/>
    </style:style>
    <style:style style:name="T20" style:family="text">
      <style:text-properties fo:language="es" fo:country="ES" officeooo:rsid="003a1013" style:font-size-asian="10.5pt"/>
    </style:style>
    <style:style style:name="T21" style:family="text">
      <style:text-properties fo:language="es" fo:country="ES" officeooo:rsid="003d9825" style:font-size-asian="10.5pt"/>
    </style:style>
    <style:style style:name="T22" style:family="text">
      <style:text-properties fo:language="es" fo:country="ES" officeooo:rsid="003ece75" style:font-size-asian="10.5pt"/>
    </style:style>
    <style:style style:name="T23" style:family="text">
      <style:text-properties fo:language="es" fo:country="ES" officeooo:rsid="0040521a" style:font-size-asian="10.5pt"/>
    </style:style>
    <style:style style:name="T24" style:family="text">
      <style:text-properties fo:language="es" fo:country="ES" officeooo:rsid="00417900" style:font-size-asian="10.5pt"/>
    </style:style>
    <style:style style:name="T25" style:family="text">
      <style:text-properties fo:language="es" fo:country="ES" officeooo:rsid="0041caa7" style:font-size-asian="10.5pt"/>
    </style:style>
    <style:style style:name="T26" style:family="text">
      <style:text-properties fo:language="es" fo:country="ES" officeooo:rsid="004326ca" style:font-size-asian="10.5pt"/>
    </style:style>
    <style:style style:name="T27" style:family="text">
      <style:text-properties fo:language="es" fo:country="ES" officeooo:rsid="0043ba1b" style:font-size-asian="10.5pt"/>
    </style:style>
    <style:style style:name="T28" style:family="text">
      <style:text-properties fo:language="es" fo:country="ES" officeooo:rsid="0046346b" style:font-size-asian="10.5pt"/>
    </style:style>
    <style:style style:name="T29" style:family="text">
      <style:text-properties fo:language="es" fo:country="ES" officeooo:rsid="0046d919" style:font-size-asian="10.5pt"/>
    </style:style>
    <style:style style:name="T30" style:family="text">
      <style:text-properties fo:language="es" fo:country="ES" officeooo:rsid="0048c0dd" style:font-size-asian="10.5pt"/>
    </style:style>
    <style:style style:name="T31" style:family="text">
      <style:text-properties fo:language="es" fo:country="ES" officeooo:rsid="004a4cde" style:font-size-asian="10.5pt"/>
    </style:style>
    <style:style style:name="T32" style:family="text">
      <style:text-properties fo:language="es" fo:country="ES" officeooo:rsid="004c1070" style:font-size-asian="10.5pt"/>
    </style:style>
    <style:style style:name="T33" style:family="text">
      <style:text-properties officeooo:rsid="00130f11"/>
    </style:style>
    <style:style style:name="T34" style:family="text">
      <style:text-properties fo:font-style="italic" officeooo:rsid="00130f11" style:font-style-asian="italic" style:font-style-complex="italic"/>
    </style:style>
    <style:style style:name="T35" style:family="text">
      <style:text-properties fo:font-style="normal" officeooo:rsid="00130f11" style:font-style-asian="normal" style:font-style-complex="normal"/>
    </style:style>
    <style:style style:name="T36" style:family="text">
      <style:text-properties officeooo:rsid="003d9825"/>
    </style:style>
    <style:style style:name="T37" style:family="text">
      <style:text-properties officeooo:rsid="004dcf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285-03</text:p>
      <text:p text:style-name="P1">Mirzam Perez</text:p>
      <text:p text:style-name="P3"><text:span text:style-name="T34">Benítez el revolucionario</text:span></text:p>
      <text:p text:style-name="P2"/>
      <text:p text:style-name="P6"><text:tab/><text:span text:style-name="T36">A través de su vestuario y carácter, Benítez representa la resistencia ideológica contra la dictadura militar de Argentina.</text:span></text:p>
      <text:p text:style-name="P4"><text:span text:style-name="T3"><text:tab/></text:span><text:span text:style-name="T26"> </text:span><text:span text:style-name="T27"><text:s/></text:span><text:span text:style-name="T9">La </text:span><text:span text:style-name="T28">conducta </text:span><text:span text:style-name="T13">de Benítez</text:span><text:span text:style-name="T9"> </text:span><text:span text:style-name="T13">en </text:span><text:span text:style-name="T9">la secuencia primera </text:span><text:span text:style-name="T10">lo </text:span><text:span text:style-name="T9">pinta como un </text:span><text:span text:style-name="T22">figuro </text:span><text:span text:style-name="T10">revolucionario. </text:span><text:span text:style-name="T27">La conducta de Benítez en esta secuencia es </text:span><text:span text:style-name="T6">poco convencional </text:span><text:span text:style-name="T8">para la época. </text:span><text:span text:style-name="T6">Él </text:span><text:span text:style-name="T7">usa provisiones de la clase como el atrezo y hay un</text:span><text:span text:style-name="T8">a</text:span><text:span text:style-name="T7"> </text:span><text:span text:style-name="T8">toma</text:span><text:span text:style-name="T7"> en que él </text:span><text:span text:style-name="T8">se </text:span><text:span text:style-name="T7">está a</text:span><text:span text:style-name="T8">costando encima del escritorio del profesor, </text:span><text:span text:style-name="T10">cosas que no combinan bien con su edad ni con su profesión</text:span><text:span text:style-name="T8">. </text:span><text:span text:style-name="T11">Él se atreve de desafiar de la norma.</text:span><text:span text:style-name="T8"> </text:span><text:span text:style-name="T27">Es probable que esos</text:span><text:span text:style-name="T11"> métodos de enseñanz</text:span><text:span text:style-name="T27">a los influyan a los alumnos para </text:span><text:span text:style-name="T11">desafiar de la norma </text:span><text:span text:style-name="T9">, </text:span><text:span text:style-name="T30">y e</text:span><text:span text:style-name="T29">sa idea es apoyado por los estrategias cinematografías para caracterizar a Benítez</text:span><text:span text:style-name="T30"> (y el comportamiento de los alumnos contra Alicia luego en la película)</text:span><text:span text:style-name="T29">. </text:span><text:span text:style-name="T8">La toma</text:span><text:span text:style-name="T10"> abierta</text:span><text:span text:style-name="T8"> </text:span><text:span text:style-name="T3">pone </text:span><text:span text:style-name="T7">Benítez</text:span><text:span text:style-name="T3"> </text:span><text:span text:style-name="T4">en el fondo, </text:span><text:span text:style-name="T3">arriba de los alumnos </text:span><text:span text:style-name="T5">quienes </text:span><text:span text:style-name="T4">atestan los bordes del marco. </text:span><text:span text:style-name="T25">E</text:span><text:span text:style-name="T3">l marco </text:span><text:span text:style-name="T24">muestra</text:span><text:span text:style-name="T3"> un angulo de visión </text:span><text:span text:style-name="T7">como si la </text:span><text:span text:style-name="T23">audiencia</text:span><text:span text:style-name="T7"> fuera </text:span><text:span text:style-name="T9">una </text:span><text:span text:style-name="T7">estudiante si misma</text:span><text:span text:style-name="T25">. </text:span><text:span text:style-name="T24">Su posición arriba de los alumnos indica que él está alguien que los alumnos admiran. La manera en que </text:span><text:span text:style-name="T2">los alumnos </text:span><text:span text:style-name="T4">le escuchan atentamente a é</text:span><text:span text:style-name="T24">l</text:span><text:span text:style-name="T27"> mientras </text:span><text:span text:style-name="T24">é</text:span><text:span text:style-name="T4">l </text:span><text:span text:style-name="T24">lee</text:span><text:span text:style-name="T3"> apasionando</text:span><text:span text:style-name="T1"> </text:span><text:span text:style-name="T3">una obra de teatro </text:span><text:span text:style-name="T24">apoya </text:span><text:span text:style-name="T25">esta idea</text:span><text:span text:style-name="T24">.</text:span><text:span text:style-name="T11"> </text:span><text:span text:style-name="T27">Benítez es alguien que inspira y influya a sus estudiantes</text:span><text:span text:style-name="T29"> para </text:span><text:span text:style-name="T17">desafiar </text:span><text:span text:style-name="T29">la norma</text:span><text:span text:style-name="T27"> eso es lo que lo hace “peligroso” </text:span><text:span text:style-name="T31">a la dictadura Argentina</text:span><text:span text:style-name="T27">.</text:span></text:p>
      <text:p text:style-name="P5"><text:span text:style-name="T11"><text:tab/></text:span><text:span text:style-name="T31">El papel de Benítez como un revolucionario es </text:span><text:span text:style-name="T17">demostrad</text:span><text:span text:style-name="T31">o</text:span><text:span text:style-name="T17"> </text:span><text:span text:style-name="T19">por </text:span><text:span text:style-name="T24">su vestuario </text:span><text:span text:style-name="T31">en la secuencia con Alicia en el auto.</text:span><text:span text:style-name="T18"> </text:span><text:span text:style-name="T12">En la segunda secuencia con Benítez, é</text:span><text:span text:style-name="T22">l </text:span><text:span text:style-name="T12">pide a Alicia para llevalo al centro en su auto </text:span><text:span text:style-name="T17">blanc</text:span><text:span text:style-name="T31">o</text:span><text:span text:style-name="T12">. </text:span><text:span text:style-name="T17">El vestuario de Benítez (eso es, la parte de lo que vemos con frecuencia en esta secuencia) también es</text:span><text:span text:style-name="T12"> blanca, en gran contraste a</text:span><text:span text:style-name="T13">l vestuario </text:span><text:span text:style-name="T12">oscur</text:span><text:span text:style-name="T13">o</text:span><text:span text:style-name="T12"> de Alicia. </text:span><text:span text:style-name="T13">Tradicionalmente, el color de blanco representa la pureza o la verdad. </text:span><text:span text:style-name="T32">El</text:span><text:span text:style-name="T14"> color del auto representa su papel como un vehículo lo que lleva literalmente Benítez y Alicia a una protesta, un espacio de revolucionarios </text:span><text:span text:style-name="T15">en busca de</text:span><text:span text:style-name="T14"> la verdad. </text:span><text:span text:style-name="T20">L</text:span><text:span text:style-name="T19">a </text:span><text:soft-page-break/><text:span text:style-name="T19">gente y la </text:span><text:span text:style-name="T20">verdad juntos son muy peligrosos al poder de la dictadura. </text:span><text:span text:style-name="T14">E</text:span><text:span text:style-name="T13">l color del vestuario de Benítez representa visualmente su papel como </text:span><text:span text:style-name="T31">alguien que dice la verdad, </text:span><text:span text:style-name="T32">y eso es lo hace “peligroso.”</text:span><text:span text:style-name="T20"> </text:span><text:span text:style-name="T32">Cuando Alicia</text:span><text:span text:style-name="T14"> disputa la verdad de la existencia de los desaparecidos, é</text:span><text:span text:style-name="T17">l d</text:span><text:span text:style-name="T13">ice a ella,</text:span><text:span text:style-name="T14"> </text:span><text:span text:style-name="T13">“</text:span><text:span text:style-name="T14">siempre es más fácil creer que no es posible, ¿no? Porque para que sea posible se necesitaría mucha complicidad, mucha gente que no lo pueda creer aunque lo tenga delante, ¿no?” Esta línea de dialogo </text:span><text:span text:style-name="T24">nos muestra que Benítez </text:span><text:span text:style-name="T16">disputa de</text:span><text:span text:style-name="T17"> la manera de pensar</text:span><text:span text:style-name="T16"> poc</text:span><text:span text:style-name="T17">a</text:span><text:span text:style-name="T16"> revolucionari</text:span><text:span text:style-name="T17">a</text:span><text:span text:style-name="T16"> </text:span><text:span text:style-name="T17">de Alicia.</text:span></text:p>
      <text:p text:style-name="P5"><text:span text:style-name="T17"><text:tab/></text:span><text:span text:style-name="T32">El peligro que </text:span><text:span text:style-name="T21">Benítez </text:span><text:span text:style-name="T32">representa al dictadura Argentina es lo que lo hace representa</text:span><text:span text:style-name="T21"> la resistencia ideológica contra la dictadura militar de Argenti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09:16:54.047466000</meta:creation-date>
    <dc:date>2018-02-20T12:55:50.427274000</dc:date>
    <meta:editing-duration>PT3H30M17S</meta:editing-duration>
    <meta:editing-cycles>27</meta:editing-cycles>
    <meta:generator>LibreOffice/5.2.5.1$MacOSX_X86_64 LibreOffice_project/0312e1a284a7d50ca85a365c316c7abbf20a4d22</meta:generator>
    <meta:print-date>2018-02-20T12:53:50.608844000</meta:print-date>
    <meta:document-statistic meta:table-count="0" meta:image-count="0" meta:object-count="0" meta:page-count="2" meta:paragraph-count="8" meta:word-count="466" meta:character-count="2710" meta:non-whitespace-character-count="2246"/>
  </office:meta>
</office:document-meta>
</file>